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3" style:family="graphic" style:parent-style-name="standard">
      <style:graphic-properties draw:marker-start="" draw:marker-end="Symmetric_20_Arrow" draw:marker-end-width="0.2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4cm" fo:min-width="1.332cm"/>
    </style:style>
    <style:style style:name="gr5" style:family="graphic" style:parent-style-name="standard">
      <style:graphic-properties draw:marker-start="Symmetric_20_Arrow" draw:marker-end="" draw:marker-end-width="0.25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1.6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0.9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3.2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1.81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Times New Roman'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omic Sans MS'" style:font-family-generic="swiss" style:font-pitch="variable" fo:font-size="20pt"/>
    </style:style>
    <style:style style:name="P6" style:family="paragraph">
      <style:text-properties fo:font-family="'Comic Sans MS'" style:font-family-generic="swiss" style:font-pitch="variable" fo:font-size="20pt"/>
    </style:style>
    <style:style style:name="T1" style:family="text">
      <style:text-properties fo:font-family="'Times New Roman'" style:font-pitch="variable"/>
    </style:style>
    <style:style style:name="T2" style:family="text">
      <style:text-properties fo:font-family="'Comic Sans MS'" style:font-family-generic="swiss" style:font-pitch="variable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153cm" svg:height="1.398cm" svg:x="1.927cm" svg:y="0.387cm">
          <text:p text:style-name="P1"><text:span text:style-name="T1">ToolBus</text:span></text:p>
        </draw:rect>
        <draw:rect draw:style-name="gr2" draw:text-style-name="P2" draw:layer="layout" svg:width="2.029cm" svg:height="1.147cm" svg:x="2.471cm" svg:y="4.752cm">
          <text:p text:style-name="P1"><text:span text:style-name="T1">Tool</text:span></text:p>
        </draw:rect>
        <draw:g>
          <draw:line draw:style-name="gr3" draw:text-style-name="P3" draw:layer="layout" svg:x1="2.891cm" svg:y1="1.844cm" svg:x2="2.903cm" svg:y2="4.614cm">
            <text:p text:style-name="P4"/>
          </draw:line>
          <draw:frame draw:style-name="gr4" draw:text-style-name="P5" draw:layer="layout" svg:width="2.098cm" svg:height="1.237cm" svg:x="0.596cm" svg:y="2.854cm">
            <draw:text-box>
              <text:p text:style-name="P4"><text:span text:style-name="T2">eval</text:span></text:p>
            </draw:text-box>
          </draw:frame>
        </draw:g>
        <draw:g>
          <draw:line draw:style-name="gr5" draw:text-style-name="P3" draw:layer="layout" svg:x1="3.717cm" svg:y1="1.802cm" svg:x2="3.709cm" svg:y2="4.661cm">
            <text:p text:style-name="P4"/>
          </draw:line>
          <draw:frame draw:style-name="gr6" draw:text-style-name="P6" draw:layer="layout" svg:width="2.153cm" svg:height="1.237cm" svg:x="3.948cm" svg:y="2.867cm">
            <draw:text-box>
              <text:p text:style-name="P4"><text:span text:style-name="T2">value</text:span></text:p>
            </draw:text-box>
          </draw:frame>
        </draw:g>
        <draw:rect draw:style-name="gr1" draw:text-style-name="P2" draw:layer="layout" svg:width="3.153cm" svg:height="1.398cm" svg:x="7.719cm" svg:y="0.313cm">
          <text:p text:style-name="P1"><text:span text:style-name="T1">ToolBus</text:span></text:p>
        </draw:rect>
        <draw:rect draw:style-name="gr2" draw:text-style-name="P2" draw:layer="layout" svg:width="2.029cm" svg:height="1.147cm" svg:x="8.263cm" svg:y="4.678cm">
          <text:p text:style-name="P1"><text:span text:style-name="T1">Tool</text:span></text:p>
        </draw:rect>
        <draw:g>
          <draw:line draw:style-name="gr3" draw:text-style-name="P3" draw:layer="layout" svg:x1="9.268cm" svg:y1="1.897cm" svg:x2="9.262cm" svg:y2="4.756cm">
            <text:p text:style-name="P4"/>
          </draw:line>
          <draw:frame draw:style-name="gr7" draw:text-style-name="P5" draw:layer="layout" svg:width="1.487cm" svg:height="1.237cm" svg:x="8.135cm" svg:y="2.92cm">
            <draw:text-box>
              <text:p text:style-name="P4"><text:span text:style-name="T2">do</text:span></text:p>
            </draw:text-box>
          </draw:frame>
        </draw:g>
        <draw:rect draw:style-name="gr1" draw:text-style-name="P2" draw:layer="layout" svg:width="3.153cm" svg:height="1.398cm" svg:x="13.48cm" svg:y="0.313cm">
          <text:p text:style-name="P1"><text:span text:style-name="T1">ToolBus</text:span></text:p>
        </draw:rect>
        <draw:rect draw:style-name="gr2" draw:text-style-name="P2" draw:layer="layout" svg:width="2.029cm" svg:height="1.147cm" svg:x="14.024cm" svg:y="4.678cm">
          <text:p text:style-name="P1"><text:span text:style-name="T1">Tool</text:span></text:p>
        </draw:rect>
        <draw:g>
          <draw:line draw:style-name="gr3" draw:text-style-name="P3" draw:layer="layout" svg:x1="15.629cm" svg:y1="1.69cm" svg:x2="15.64cm" svg:y2="4.549cm">
            <text:p text:style-name="P4"/>
          </draw:line>
          <draw:frame draw:style-name="gr8" draw:text-style-name="P5" draw:layer="layout" svg:width="3.716cm" svg:height="1.237cm" svg:x="15.929cm" svg:y="2.819cm">
            <draw:text-box>
              <text:p text:style-name="P4"><text:span text:style-name="T2">ack-event</text:span></text:p>
            </draw:text-box>
          </draw:frame>
        </draw:g>
        <draw:g>
          <draw:line draw:style-name="gr5" draw:text-style-name="P3" draw:layer="layout" svg:x1="14.532cm" svg:y1="1.808cm" svg:x2="14.53cm" svg:y2="4.667cm">
            <text:p text:style-name="P4"/>
          </draw:line>
          <draw:frame draw:style-name="gr9" draw:text-style-name="P5" draw:layer="layout" svg:width="2.318cm" svg:height="1.237cm" svg:x="12.335cm" svg:y="2.883cm">
            <draw:text-box>
              <text:p text:style-name="P4"><text:span text:style-name="T2">ev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6:09:31</meta:creation-date>
    <dc:date>2007-10-26T16:12:12</dc:date>
    <dc:language>en-US</dc:language>
    <meta:editing-cycles>2</meta:editing-cycles>
    <meta:editing-duration>PT2M42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